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275176" calcext:value-type="float">
            <text:p>21275176</text:p>
          </table:table-cell>
          <table:table-cell office:value-type="float" office:value="207934432" calcext:value-type="float">
            <text:p>207934432</text:p>
          </table:table-cell>
          <table:table-cell office:value-type="float" office:value="81435824" calcext:value-type="float">
            <text:p>81435824</text:p>
          </table:table-cell>
          <table:table-cell office:value-type="float" office:value="59831936" calcext:value-type="float">
            <text:p>59831936</text:p>
          </table:table-cell>
          <table:table-cell office:value-type="float" office:value="71368504" calcext:value-type="float">
            <text:p>71368504</text:p>
          </table:table-cell>
          <table:table-cell/>
          <table:table-cell table:formula="of:=([.B2]-[.O$2])^2" office:value-type="float" office:value="340176207781049" calcext:value-type="float">
            <text:p>340176207781049</text:p>
          </table:table-cell>
          <table:table-cell table:formula="of:=([.C2]-[.P$2])^2" office:value-type="float" office:value="9.6066577870519E+015" calcext:value-type="float">
            <text:p>9606657787051900</text:p>
          </table:table-cell>
          <table:table-cell table:formula="of:=([.D2]-[.Q$2])^2" office:value-type="float" office:value="3.99184735362062E+015" calcext:value-type="float">
            <text:p>3991847353620620</text:p>
          </table:table-cell>
          <table:table-cell table:formula="of:=([.E2]-[.R$2])^2" office:value-type="float" office:value="4.10595256000893E+015" calcext:value-type="float">
            <text:p>4105952560008930</text:p>
          </table:table-cell>
          <table:table-cell table:formula="of:=([.F2]-[.S$2])^2" office:value-type="float" office:value="1.60239161305346E+015" calcext:value-type="float">
            <text:p>1602391613053460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39719042.4" calcext:value-type="float">
            <text:p>39719042.4</text:p>
          </table:table-cell>
          <table:table-cell table:formula="of:=AVERAGE([.C2:.C11])" office:value-type="float" office:value="305947991.2" calcext:value-type="float">
            <text:p>305947991.2</text:p>
          </table:table-cell>
          <table:table-cell table:formula="of:=AVERAGE([.D2:.D11])" office:value-type="float" office:value="144616892" calcext:value-type="float">
            <text:p>144616892</text:p>
          </table:table-cell>
          <table:table-cell table:formula="of:=AVERAGE([.E2:.E11])" office:value-type="float" office:value="123909643.2" calcext:value-type="float">
            <text:p>123909643.2</text:p>
          </table:table-cell>
          <table:table-cell table:formula="of:=AVERAGE([.F2:.F11])" office:value-type="float" office:value="111398388" calcext:value-type="float">
            <text:p>111398388</text:p>
          </table:table-cell>
        </table:table-row>
        <table:table-row table:style-name="ro1">
          <table:table-cell/>
          <table:table-cell office:value-type="float" office:value="21447488" calcext:value-type="float">
            <text:p>21447488</text:p>
          </table:table-cell>
          <table:table-cell office:value-type="float" office:value="218525128" calcext:value-type="float">
            <text:p>218525128</text:p>
          </table:table-cell>
          <table:table-cell office:value-type="float" office:value="81578216" calcext:value-type="float">
            <text:p>81578216</text:p>
          </table:table-cell>
          <table:table-cell office:value-type="float" office:value="65029176" calcext:value-type="float">
            <text:p>65029176</text:p>
          </table:table-cell>
          <table:table-cell office:value-type="float" office:value="78835616" calcext:value-type="float">
            <text:p>78835616</text:p>
          </table:table-cell>
          <table:table-cell/>
          <table:table-cell table:formula="of:=([.B3]-[.O$2])^2" office:value-type="float" office:value="333849700192159" calcext:value-type="float">
            <text:p>333849700192159</text:p>
          </table:table-cell>
          <table:table-cell table:formula="of:=([.C3]-[.P$2])^2" office:value-type="float" office:value="7.64275701008591E+015" calcext:value-type="float">
            <text:p>7642757010085910</text:p>
          </table:table-cell>
          <table:table-cell table:formula="of:=([.D3]-[.Q$2])^2" office:value-type="float" office:value="3.97387467183298E+015" calcext:value-type="float">
            <text:p>3973874671832980</text:p>
          </table:table-cell>
          <table:table-cell table:formula="of:=([.E3]-[.R$2])^2" office:value-type="float" office:value="3.46690941769028E+015" calcext:value-type="float">
            <text:p>3466909417690280</text:p>
          </table:table-cell>
          <table:table-cell table:formula="of:=([.F3]-[.S$2])^2" office:value-type="float" office:value="1.06033412032398E+015" calcext:value-type="float">
            <text:p>1060334120323980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263278809809831" calcext:value-type="float">
            <text:p>263278809809831</text:p>
          </table:table-cell>
          <table:table-cell table:formula="of:=SUM([.I2:.I11])/10" office:value-type="float" office:value="1.07276161139011E+016" calcext:value-type="float">
            <text:p>10727616113901100</text:p>
          </table:table-cell>
          <table:table-cell table:formula="of:=SUM([.J2:.J11])/10" office:value-type="float" office:value="3.13016608256076E+015" calcext:value-type="float">
            <text:p>3130166082560760</text:p>
          </table:table-cell>
          <table:table-cell table:formula="of:=SUM([.K2:.K11])/10" office:value-type="float" office:value="4.11234618349128E+015" calcext:value-type="float">
            <text:p>4112346183491280</text:p>
          </table:table-cell>
          <table:table-cell table:formula="of:=SUM([.L2:.L11])/10" office:value-type="float" office:value="1.05237773987166E+015" calcext:value-type="float">
            <text:p>1052377739871660</text:p>
          </table:table-cell>
        </table:table-row>
        <table:table-row table:style-name="ro1">
          <table:table-cell/>
          <table:table-cell office:value-type="float" office:value="26371816" calcext:value-type="float">
            <text:p>26371816</text:p>
          </table:table-cell>
          <table:table-cell office:value-type="float" office:value="218811608" calcext:value-type="float">
            <text:p>218811608</text:p>
          </table:table-cell>
          <table:table-cell office:value-type="float" office:value="81743768" calcext:value-type="float">
            <text:p>81743768</text:p>
          </table:table-cell>
          <table:table-cell office:value-type="float" office:value="72139136" calcext:value-type="float">
            <text:p>72139136</text:p>
          </table:table-cell>
          <table:table-cell office:value-type="float" office:value="81253168" calcext:value-type="float">
            <text:p>81253168</text:p>
          </table:table-cell>
          <table:table-cell/>
          <table:table-cell table:formula="of:=([.B4]-[.O$2])^2" office:value-type="float" office:value="178148452572857" calcext:value-type="float">
            <text:p>178148452572857</text:p>
          </table:table-cell>
          <table:table-cell table:formula="of:=([.C4]-[.P$2])^2" office:value-type="float" office:value="7.59274927717724E+015" calcext:value-type="float">
            <text:p>7592749277177240</text:p>
          </table:table-cell>
          <table:table-cell table:formula="of:=([.D4]-[.Q$2])^2" office:value-type="float" office:value="3.95302972151938E+015" calcext:value-type="float">
            <text:p>3953029721519380</text:p>
          </table:table-cell>
          <table:table-cell table:formula="of:=([.E4]-[.R$2])^2" office:value-type="float" office:value="2.68018541574525E+015" calcext:value-type="float">
            <text:p>2680185415745250</text:p>
          </table:table-cell>
          <table:table-cell table:formula="of:=([.F4]-[.S$2])^2" office:value-type="float" office:value="908734288848400" calcext:value-type="float">
            <text:p>9087342888484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132664" calcext:value-type="float">
            <text:p>28132664</text:p>
          </table:table-cell>
          <table:table-cell office:value-type="float" office:value="234747840" calcext:value-type="float">
            <text:p>234747840</text:p>
          </table:table-cell>
          <table:table-cell office:value-type="float" office:value="118045232" calcext:value-type="float">
            <text:p>118045232</text:p>
          </table:table-cell>
          <table:table-cell office:value-type="float" office:value="72803336" calcext:value-type="float">
            <text:p>72803336</text:p>
          </table:table-cell>
          <table:table-cell office:value-type="float" office:value="89094792" calcext:value-type="float">
            <text:p>89094792</text:p>
          </table:table-cell>
          <table:table-cell/>
          <table:table-cell table:formula="of:=([.B5]-[.O$2])^2" office:value-type="float" office:value="134244164427987" calcext:value-type="float">
            <text:p>134244164427987</text:p>
          </table:table-cell>
          <table:table-cell table:formula="of:=([.C5]-[.P$2])^2" office:value-type="float" office:value="5.06946153090286E+015" calcext:value-type="float">
            <text:p>5069461530902860</text:p>
          </table:table-cell>
          <table:table-cell table:formula="of:=([.D5]-[.Q$2])^2" office:value-type="float" office:value="706053115155600" calcext:value-type="float">
            <text:p>706053115155600</text:p>
          </table:table-cell>
          <table:table-cell table:formula="of:=([.E5]-[.R$2])^2" office:value-type="float" office:value="2.61185463562077E+015" calcext:value-type="float">
            <text:p>2611854635620770</text:p>
          </table:table-cell>
          <table:table-cell table:formula="of:=([.F5]-[.S$2])^2" office:value-type="float" office:value="497450394531216" calcext:value-type="float">
            <text:p>49745039453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08864" calcext:value-type="float">
            <text:p>39008864</text:p>
          </table:table-cell>
          <table:table-cell office:value-type="float" office:value="240391872" calcext:value-type="float">
            <text:p>240391872</text:p>
          </table:table-cell>
          <table:table-cell office:value-type="float" office:value="124533912" calcext:value-type="float">
            <text:p>124533912</text:p>
          </table:table-cell>
          <table:table-cell office:value-type="float" office:value="82224392" calcext:value-type="float">
            <text:p>82224392</text:p>
          </table:table-cell>
          <table:table-cell office:value-type="float" office:value="106810800" calcext:value-type="float">
            <text:p>106810800</text:p>
          </table:table-cell>
          <table:table-cell/>
          <table:table-cell table:formula="of:=([.B6]-[.O$2])^2" office:value-type="float" office:value="504353359826.558" calcext:value-type="float">
            <text:p>504353359826.558</text:p>
          </table:table-cell>
          <table:table-cell table:formula="of:=([.C6]-[.P$2])^2" office:value-type="float" office:value="4.29760476456461E+015" calcext:value-type="float">
            <text:p>4297604764564610</text:p>
          </table:table-cell>
          <table:table-cell table:formula="of:=([.D6]-[.Q$2])^2" office:value-type="float" office:value="403326085680400" calcext:value-type="float">
            <text:p>403326085680400</text:p>
          </table:table-cell>
          <table:table-cell table:formula="of:=([.E6]-[.R$2])^2" office:value-type="float" office:value="1.7376601676071E+015" calcext:value-type="float">
            <text:p>1737660167607100</text:p>
          </table:table-cell>
          <table:table-cell table:formula="of:=([.F6]-[.S$2])^2" office:value-type="float" office:value="21045963657744" calcext:value-type="float">
            <text:p>2104596365774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39264760" calcext:value-type="float">
            <text:p>39264760</text:p>
          </table:table-cell>
          <table:table-cell office:value-type="float" office:value="263411752" calcext:value-type="float">
            <text:p>263411752</text:p>
          </table:table-cell>
          <table:table-cell office:value-type="float" office:value="152869312" calcext:value-type="float">
            <text:p>152869312</text:p>
          </table:table-cell>
          <table:table-cell office:value-type="float" office:value="96864656" calcext:value-type="float">
            <text:p>96864656</text:p>
          </table:table-cell>
          <table:table-cell office:value-type="float" office:value="109268216" calcext:value-type="float">
            <text:p>109268216</text:p>
          </table:table-cell>
          <table:table-cell/>
          <table:table-cell table:formula="of:=([.B7]-[.O$2])^2" office:value-type="float" office:value="206372498949.759" calcext:value-type="float">
            <text:p>206372498949.759</text:p>
          </table:table-cell>
          <table:table-cell table:formula="of:=([.C7]-[.P$2])^2" office:value-type="float" office:value="1.80933164527962E+015" calcext:value-type="float">
            <text:p>1809331645279620</text:p>
          </table:table-cell>
          <table:table-cell table:formula="of:=([.D7]-[.Q$2])^2" office:value-type="float" office:value="68102435856400" calcext:value-type="float">
            <text:p>68102435856400</text:p>
          </table:table-cell>
          <table:table-cell table:formula="of:=([.E7]-[.R$2])^2" office:value-type="float" office:value="731431332648164" calcext:value-type="float">
            <text:p>731431332648164</text:p>
          </table:table-cell>
          <table:table-cell table:formula="of:=([.F7]-[.S$2])^2" office:value-type="float" office:value="4537632749584" calcext:value-type="float">
            <text:p>4537632749584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37552202.6666667" calcext:value-type="float">
            <text:p>37552202.6666667</text:p>
          </table:table-cell>
          <table:table-cell table:formula="of:=AVERAGE([.C4:.C9])" office:value-type="float" office:value="277676369.333333" calcext:value-type="float">
            <text:p>277676369.333333</text:p>
          </table:table-cell>
          <table:table-cell table:formula="of:=AVERAGE([.D4:.D9])" office:value-type="float" office:value="137316424" calcext:value-type="float">
            <text:p>137316424</text:p>
          </table:table-cell>
          <table:table-cell table:formula="of:=AVERAGE([.E4:.E9])" office:value-type="float" office:value="109944480" calcext:value-type="float">
            <text:p>109944480</text:p>
          </table:table-cell>
          <table:table-cell table:formula="of:=AVERAGE([.F4:.F9])" office:value-type="float" office:value="105054204" calcext:value-type="float">
            <text:p>105054204</text:p>
          </table:table-cell>
        </table:table-row>
        <table:table-row table:style-name="ro1">
          <table:table-cell/>
          <table:table-cell office:value-type="float" office:value="45416912" calcext:value-type="float">
            <text:p>45416912</text:p>
          </table:table-cell>
          <table:table-cell office:value-type="float" office:value="323858232" calcext:value-type="float">
            <text:p>323858232</text:p>
          </table:table-cell>
          <table:table-cell office:value-type="float" office:value="158338280" calcext:value-type="float">
            <text:p>158338280</text:p>
          </table:table-cell>
          <table:table-cell office:value-type="float" office:value="154112320" calcext:value-type="float">
            <text:p>154112320</text:p>
          </table:table-cell>
          <table:table-cell office:value-type="float" office:value="115465424" calcext:value-type="float">
            <text:p>115465424</text:p>
          </table:table-cell>
          <table:table-cell/>
          <table:table-cell table:formula="of:=([.B8]-[.O$2])^2" office:value-type="float" office:value="32465717978604.2" calcext:value-type="float">
            <text:p>32465717978604.2</text:p>
          </table:table-cell>
          <table:table-cell table:formula="of:=([.C8]-[.P$2])^2" office:value-type="float" office:value="320776725513985" calcext:value-type="float">
            <text:p>320776725513985</text:p>
          </table:table-cell>
          <table:table-cell table:formula="of:=([.D8]-[.Q$2])^2" office:value-type="float" office:value="188276488646544" calcext:value-type="float">
            <text:p>188276488646544</text:p>
          </table:table-cell>
          <table:table-cell table:formula="of:=([.E8]-[.R$2])^2" office:value-type="float" office:value="912201685885258" calcext:value-type="float">
            <text:p>912201685885258</text:p>
          </table:table-cell>
          <table:table-cell table:formula="of:=([.F8]-[.S$2])^2" office:value-type="float" office:value="16540781825296" calcext:value-type="float">
            <text:p>16540781825296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50039574253482.7" calcext:value-type="float">
            <text:p>50039574253482.7</text:p>
          </table:table-cell>
          <table:table-cell table:formula="of:=SUM([.I4:.I9])/8" office:value-type="float" office:value="3.16417322105337E+015" calcext:value-type="float">
            <text:p>3164173221053370</text:p>
          </table:table-cell>
          <table:table-cell table:formula="of:=SUM([.J4:.J9])/8" office:value-type="float" office:value="904118849772028" calcext:value-type="float">
            <text:p>904118849772028</text:p>
          </table:table-cell>
          <table:table-cell table:formula="of:=SUM([.K4:.K9])/8" office:value-type="float" office:value="1.4990795910426E+015" calcext:value-type="float">
            <text:p>1499079591042600</text:p>
          </table:table-cell>
          <table:table-cell table:formula="of:=SUM([.L4:.L9])/8" office:value-type="float" office:value="217310133931292" calcext:value-type="float">
            <text:p>217310133931292</text:p>
          </table:table-cell>
        </table:table-row>
        <table:table-row table:style-name="ro1">
          <table:table-cell/>
          <table:table-cell office:value-type="float" office:value="47118200" calcext:value-type="float">
            <text:p>47118200</text:p>
          </table:table-cell>
          <table:table-cell office:value-type="float" office:value="384836912" calcext:value-type="float">
            <text:p>384836912</text:p>
          </table:table-cell>
          <table:table-cell office:value-type="float" office:value="188368040" calcext:value-type="float">
            <text:p>188368040</text:p>
          </table:table-cell>
          <table:table-cell office:value-type="float" office:value="181523040" calcext:value-type="float">
            <text:p>181523040</text:p>
          </table:table-cell>
          <table:table-cell office:value-type="float" office:value="128432824" calcext:value-type="float">
            <text:p>128432824</text:p>
          </table:table-cell>
          <table:table-cell/>
          <table:table-cell table:formula="of:=([.B9]-[.O$2])^2" office:value-type="float" office:value="54747533189637.8" calcext:value-type="float">
            <text:p>54747533189637.8</text:p>
          </table:table-cell>
          <table:table-cell table:formula="of:=([.C9]-[.P$2])^2" office:value-type="float" office:value="6.22346182498868E+015" calcext:value-type="float">
            <text:p>6223461824988680</text:p>
          </table:table-cell>
          <table:table-cell table:formula="of:=([.D9]-[.Q$2])^2" office:value-type="float" office:value="1.9141629513179E+015" calcext:value-type="float">
            <text:p>1914162951317900</text:p>
          </table:table-cell>
          <table:table-cell table:formula="of:=([.E9]-[.R$2])^2" office:value-type="float" office:value="3.31930349083425E+015" calcext:value-type="float">
            <text:p>3319303490834250</text:p>
          </table:table-cell>
          <table:table-cell table:formula="of:=([.F9]-[.S$2])^2" office:value-type="float" office:value="290172009838096" calcext:value-type="float">
            <text:p>290172009838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77224" calcext:value-type="float">
            <text:p>51877224</text:p>
          </table:table-cell>
          <table:table-cell office:value-type="float" office:value="454520976" calcext:value-type="float">
            <text:p>454520976</text:p>
          </table:table-cell>
          <table:table-cell office:value-type="float" office:value="200912720" calcext:value-type="float">
            <text:p>200912720</text:p>
          </table:table-cell>
          <table:table-cell office:value-type="float" office:value="217657256" calcext:value-type="float">
            <text:p>217657256</text:p>
          </table:table-cell>
          <table:table-cell office:value-type="float" office:value="166708968" calcext:value-type="float">
            <text:p>166708968</text:p>
          </table:table-cell>
          <table:table-cell/>
          <table:table-cell table:formula="of:=([.B10]-[.O$2])^2" office:value-type="float" office:value="147821379818579" calcext:value-type="float">
            <text:p>147821379818579</text:p>
          </table:table-cell>
          <table:table-cell table:formula="of:=([.C10]-[.P$2])^2" office:value-type="float" office:value="2.2073931812381E+016" calcext:value-type="float">
            <text:p>22073931812381000</text:p>
          </table:table-cell>
          <table:table-cell table:formula="of:=([.D10]-[.Q$2])^2" office:value-type="float" office:value="3.16922025020558E+015" calcext:value-type="float">
            <text:p>3169220250205580</text:p>
          </table:table-cell>
          <table:table-cell table:formula="of:=([.E10]-[.R$2])^2" office:value-type="float" office:value="8.78861490569872E+015" calcext:value-type="float">
            <text:p>8788614905698720</text:p>
          </table:table-cell>
          <table:table-cell table:formula="of:=([.F10]-[.S$2])^2" office:value-type="float" office:value="3.0592602599364E+015" calcext:value-type="float">
            <text:p>30592602599364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277320" calcext:value-type="float">
            <text:p>77277320</text:p>
          </table:table-cell>
          <table:table-cell office:value-type="float" office:value="512441160" calcext:value-type="float">
            <text:p>512441160</text:p>
          </table:table-cell>
          <table:table-cell office:value-type="float" office:value="258343616" calcext:value-type="float">
            <text:p>258343616</text:p>
          </table:table-cell>
          <table:table-cell office:value-type="float" office:value="236911184" calcext:value-type="float">
            <text:p>236911184</text:p>
          </table:table-cell>
          <table:table-cell office:value-type="float" office:value="166745568" calcext:value-type="float">
            <text:p>166745568</text:p>
          </table:table-cell>
          <table:table-cell/>
          <table:table-cell table:formula="of:=([.B11]-[.O$2])^2" office:value-type="float" office:value="1.41062421627866E+015" calcext:value-type="float">
            <text:p>1410624216278660</text:p>
          </table:table-cell>
          <table:table-cell table:formula="of:=([.C11]-[.P$2])^2" office:value-type="float" office:value="4.26394287610653E+016" calcext:value-type="float">
            <text:p>42639428761065300</text:p>
          </table:table-cell>
          <table:table-cell table:formula="of:=([.D11]-[.Q$2])^2" office:value-type="float" office:value="1.29337677517722E+016" calcext:value-type="float">
            <text:p>12933767751772200</text:p>
          </table:table-cell>
          <table:table-cell table:formula="of:=([.E11]-[.R$2])^2" office:value-type="float" office:value="1.27693482231741E+016" calcext:value-type="float">
            <text:p>12769348223174100</text:p>
          </table:table-cell>
          <table:table-cell table:formula="of:=([.F11]-[.S$2])^2" office:value-type="float" office:value="3.0633103339524E+015" calcext:value-type="float">
            <text:p>30633103339524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50:59.733218882</dc:date>
    <meta:document-statistic meta:table-count="1" meta:cell-count="146" meta:object-count="0"/>
    <meta:generator>LibreOffice/4.2.6.3$Linux_X86_64 LibreOffice_project/420m0$Build-3</meta:generator>
  </office:meta>
</office:document-meta>
</file>